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23A000001A6872510B9DC59A4C7.png" manifest:media-type="image/png"/>
  <manifest:file-entry manifest:full-path="Pictures/1000020100000244000001603894E824642A7CC7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4885fd06-7fff-088d-6140-98c74ed9ea38"/><draw:frame draw:style-name="fr2" draw:name="Imagen1" text:anchor-type="as-char" svg:y="-1.972cm" svg:width="15.346cm" svg:height="8.719cm" draw:z-index="0"><draw:image xlink:href="Pictures/1000020100000244000001603894E824642A7CC7.png" xlink:type="simple" xlink:show="embed" xlink:actuate="onLoad" loext:mime-type="image/png"/></draw:frame></text:p>
      <text:p text:style-name="P1"><text:bookmark text:name="docs-internal-guid-47fc37d9-7fff-558b-9479-187bdb426c6c"/><draw:frame draw:style-name="fr1" draw:name="Imagen2" text:anchor-type="as-char" svg:y="-1.418cm" svg:width="15.081cm" svg:height="11.165cm" draw:z-index="1"><draw:image xlink:href="Pictures/100002010000023A000001A6872510B9DC59A4C7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0-03T16:47:42.235606209</meta:creation-date>
    <dc:date>2022-10-03T16:52:15.018877624</dc:date>
    <meta:editing-duration>PT4M33S</meta:editing-duration>
    <meta:editing-cycles>1</meta:editing-cycles>
    <meta:document-statistic meta:table-count="0" meta:image-count="2" meta:object-count="0" meta:page-count="1" meta:paragraph-count="2" meta:word-count="0" meta:character-count="0" meta:non-whitespace-character-count="0"/>
    <meta:generator>LibreOffice/6.4.6.2$Linux_X86_64 LibreOffice_project/40$Build-2</meta:generator>
  </office:meta>
</office:document-meta>
</file>